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3.6374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2.7161in"/>
    </style:style>
    <style:style style:name="co10" style:family="table-column">
      <style:table-column-properties fo:break-before="auto" style:column-width="2.598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3.7772in"/>
    </style:style>
    <style:style style:name="co13" style:family="table-column">
      <style:table-column-properties fo:break-before="auto" style:column-width="5.310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6" style:family="table-cell" style:parent-style-name="Default"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5"/>
        <table:table-column table:style-name="co12" table:default-cell-style-name="ce16"/>
        <table:table-column table:style-name="co13" table:default-cell-style-name="ce16"/>
        <table:table-column table:style-name="co14" table:number-columns-repeated="16371" table:default-cell-style-name="ce16"/>
        <table:table-row table:style-name="ro1">
          <table:table-cell table:style-name="ce1" office:value-type="string" calcext:value-type="string">
            <text:p>spell_id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CC</text:p>
          </table:table-cell>
          <table:table-cell table:style-name="ce1" office:value-type="string" calcext:value-type="string">
            <text:p>Spell Casting Category</text:p>
          </table:table-cell>
          <table:table-cell table:style-name="ce1" office:value-type="string" calcext:value-type="string">
            <text:p>Magic Realm</text:p>
          </table:table-cell>
          <table:table-cell table:style-name="ce1" office:value-type="string" calcext:value-type="string">
            <text:p>spell_idx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Spell Book Page Title</text:p>
          </table:table-cell>
          <table:table-cell table:style-name="ce1" office:value-type="string" calcext:value-type="string">
            <text:p>CP TP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Target Type</text:p>
          </table:table-cell>
          <table:table-cell table:style-name="ce1" office:value-type="string" calcext:value-type="string">
            <text:p>Spell_Resistance_Modifier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15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9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9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9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9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9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9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19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9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9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9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9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9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9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9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5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9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5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9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5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table:number-columns-repeated="16372"/>
        </table:table-row>
        <table:table-row table:style-name="ro1">
          <table:table-cell table:style-name="ce15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9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9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9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9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9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9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9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9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9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9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9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9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9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9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9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9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9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9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9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9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9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9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9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9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9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9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9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9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9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9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9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9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9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9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9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9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9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9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9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9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9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9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9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9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9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9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9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9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9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9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9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9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9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9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9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9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9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9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9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9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9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9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9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9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9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9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9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9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9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9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9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9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9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9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9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9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9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9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9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9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9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9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9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9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9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5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9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9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9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9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9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9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9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9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5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9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9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9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9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9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9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9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9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9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9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9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9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9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9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9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9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9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9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9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9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9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9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9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9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9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9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9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9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9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9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9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9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9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9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9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9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9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9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9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5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9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office:value-type="string" calcext:value-type="string">
            <text:p>Warp Wood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9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9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9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9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9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9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9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9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9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6"/>
        <table:table-column table:style-name="co18" table:default-cell-style-name="ce16"/>
        <table:table-column table:style-name="co3" table:number-columns-repeated="2" table:default-cell-style-name="ce16"/>
        <table:table-column table:style-name="co14" table:number-columns-repeated="16380" table:default-cell-style-name="ce16"/>
        <table:table-row table:style-name="ro1">
          <table:table-cell table:style-name="ce2" office:value-type="string" calcext:value-type="string">
            <text:p>SCC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5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scc_Summoning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scc_Unit_Enchantment</text:p>
          </table:table-cell>
          <table:table-cell table:style-name="ce26" office:value-type="string" calcext:value-type="string">
            <text:p>1, 15</text:p>
          </table:table-cell>
          <table:table-cell table:style-name="ce26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<text:span text:style-name="T1">scc_</text:span>City_Enchantment_Positive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9" office:value-type="string" calcext:value-type="string">
            <text:p><text:span text:style-name="T1">scc_</text:span>City_Enchantment_Negativ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9" office:value-type="string" calcext:value-type="string">
            <text:p>scc_Direct_Damage_Fixed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style-name="ce26" office:value-type="string" calcext:value-type="string">
            <text:p>6, 17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9" office:value-type="string" calcext:value-type="string">
            <text:p>scc_Global_Enchantment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6"/>
          <table:table-cell table:style-name="ce26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6" office:value-type="string" calcext:value-type="string">
            <text:p>6, 17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9" office:value-type="string" calcext:value-type="string">
            <text:p><text:span text:style-name="T1">scc_</text:span>Dispels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9" office:value-type="string" calcext:value-type="string">
            <text:p><text:span text:style-name="T1">scc_</text:span>Disenchants</text:p>
          </table:table-cell>
          <table:table-cell table:number-columns-repeated="2" table:style-name="ce26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19" office:value-type="string" calcext:value-type="string">
            <text:p><text:span text:style-name="T1">scc_</text:span>Disjunctions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9" office:value-type="string" calcext:value-type="string">
            <text:p><text:span text:style-name="T1">scc_Combat_</text:span>Counter_Magic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9" office:value-type="string" calcext:value-type="string">
            <text:p>scc_Direct_Damage_Variable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style-name="ce19" office:value-type="string" calcext:value-type="string">
            <text:p><text:span text:style-name="T1">scc_Combat_</text:span>Banish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6"/>
        <table:table-column table:style-name="co19" table:default-cell-style-name="ce16"/>
        <table:table-column table:style-name="co14" table:number-columns-repeated="16382" table:default-cell-style-name="ce16"/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9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3T22:11:29.121000000</dc:date>
    <meta:editing-duration>P19DT19H3M35S</meta:editing-duration>
    <meta:editing-cycles>80</meta:editing-cycles>
    <meta:document-statistic meta:table-count="7" meta:cell-count="3869" meta:object-count="0"/>
  </office:meta>
</office:document-meta>
</file>